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DA5B00007C060000A578E80BA78CDC52EDD5.svg" manifest:media-type="image/svg+xml"/>
  <manifest:file-entry manifest:full-path="Pictures/100002010000026400000331B01B22EB05AD24DA.png" manifest:media-type="image/png"/>
  <manifest:file-entry manifest:full-path="Pictures/10000201000003300000026417ADD1D3AFB21D6D.png" manifest:media-type="image/png"/>
  <manifest:file-entry manifest:full-path="Pictures/10004EAF0000A57800007C2025E1BA2DB731F9E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Roboto Black" svg:font-family="'Robo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 Black1" svg:font-family="'Raleway Black'" style:font-family-generic="swiss" style:font-pitch="variable"/>
    <style:font-face style:name="Raleway Black" svg:font-family="'Raleway Black'" style:font-adornments="Regular" style:font-family-generic="swiss" style:font-pitch="variable"/>
    <style:font-face style:name="Raleway Medium" svg:font-family="'Raleway Medium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color="#f13efd" style:font-name="Raleway Black1" fo:font-size="96pt" style:font-size-asian="96pt" style:font-size-complex="96pt"/>
    </style:style>
    <style:style style:name="P2" style:family="paragraph">
      <loext:graphic-properties draw:fill="none" draw:fill-color="#ffffff"/>
      <style:text-properties fo:color="#78be41" style:font-name="Raleway Medium" fo:font-size="350pt" style:font-size-asian="350pt" style:font-size-complex="350pt"/>
    </style:style>
    <style:style style:name="T1" style:family="text">
      <style:text-properties fo:color="#f13efd" style:font-name="Raleway Medium" fo:font-size="534.299987792969pt" style:font-size-asian="534.299987792969pt" style:font-size-complex="534.299987792969pt"/>
    </style:style>
    <style:style style:name="T2" style:family="text">
      <style:text-properties fo:color="#f13efd" style:font-name="Raleway Black1" fo:font-size="534.299987792969pt" style:font-size-asian="534.299987792969pt" style:font-size-complex="534.299987792969pt"/>
    </style:style>
    <style:style style:name="T3" style:family="text">
      <style:text-properties fo:color="#f13efd" style:font-name="Raleway Black" fo:font-size="534.299987792969pt" style:font-size-asian="534.299987792969pt" style:font-size-complex="534.299987792969pt"/>
    </style:style>
    <style:style style:name="T4" style:family="text">
      <style:text-properties fo:color="#78be41" style:font-name="Raleway Medium" fo:font-size="350pt" style:font-size-asian="350pt" style:font-size-complex="35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6.535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2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4.4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0.07cm" svg:y="-2cm" svg:width="84.109cm" svg:height="112.217cm" draw:z-index="0"><draw:image xlink:href="Pictures/1000DA5B00007C060000A578E80BA78CDC52EDD5.svg" xlink:type="simple" xlink:show="embed" xlink:actuate="onLoad" loext:mime-type="image/svg+xml"/><draw:image xlink:href="Pictures/100002010000026400000331B01B22EB05AD24DA.png" xlink:type="simple" xlink:show="embed" xlink:actuate="onLoad"/></draw:frame><draw:frame draw:style-name="fr2" draw:name="Image2" text:anchor-type="paragraph" svg:x="3.545cm" svg:y="4.032cm" svg:width="77.128cm" svg:height="27.75cm" draw:z-index="3"><draw:image xlink:href="Pictures/10004EAF0000A57800007C2025E1BA2DB731F9EE.svg" xlink:type="simple" xlink:show="embed" xlink:actuate="onLoad" loext:mime-type="image/svg+xml"/><draw:image xlink:href="Pictures/10000201000003300000026417ADD1D3AFB21D6D.png" xlink:type="simple" xlink:show="embed" xlink:actuate="onLoad"/></draw:frame><draw:frame text:anchor-type="paragraph" draw:z-index="1" draw:name="Forme1" draw:style-name="gr1" draw:text-style-name="P1" svg:width="78.136cm" svg:height="22.132cm" svg:x="4.801cm" svg:y="28.016cm"><draw:text-box><text:p><text:span text:style-name="T1">Le</text:span><text:span text:style-name="T2"> </text:span><text:span text:style-name="T3">lotus</text:span></text:p></draw:text-box></draw:frame><draw:frame text:anchor-type="paragraph" draw:z-index="2" draw:name="Forme2" draw:style-name="gr2" draw:text-style-name="P2" svg:width="76.566cm" svg:height="14.498cm" svg:x="5.297cm" svg:y="46.214cm"><draw:text-box><text:p><text:span text:style-name="T4">BUNGALOW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Roboto Black" svg:font-family="'Robo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 Black1" svg:font-family="'Raleway Black'" style:font-family-generic="swiss" style:font-pitch="variable"/>
    <style:font-face style:name="Raleway Black" svg:font-family="'Raleway Black'" style:font-adornments="Regular" style:font-family-generic="swiss" style:font-pitch="variable"/>
    <style:font-face style:name="Raleway Medium" svg:font-family="'Raleway Medium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4.1cm" fo:page-height="118.9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2:04:10.441000000</meta:creation-date>
    <dc:date>2018-08-08T14:41:06.899000000</dc:date>
    <meta:editing-duration>PT28M55S</meta:editing-duration>
    <meta:editing-cycles>10</meta:editing-cycles>
    <meta:generator>LibreOffice/6.0.5.2$Windows_X86_64 LibreOffice_project/54c8cbb85f300ac59db32fe8a675ff7683cd5a16</meta:generator>
    <meta:print-date>2018-08-08T14:39:57.639000000</meta:print-date>
    <meta:document-statistic meta:table-count="0" meta:image-count="2" meta:object-count="0" meta:page-count="1" meta:paragraph-count="0" meta:word-count="0" meta:character-count="0" meta:non-whitespace-character-count="0"/>
  </office:meta>
</office:document-meta>
</file>